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" svg:font-family="'DejaVu Sans Condensed'"/>
    <style:font-face style:name="Georgia" svg:font-family="Georg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l_3e_">
      <style:text-properties fo:language="fr" fo:country="FR" style:language-asian="fr" style:country-asian="FR"/>
    </style:style>
    <style:style style:name="T1" style:family="text">
      <style:text-properties fo:font-variant="normal" fo:text-transform="none" fo:color="#70654d" style:text-line-through-style="none" style:text-position="0% 100%" style:font-name="Georgia" fo:font-size="34pt" fo:letter-spacing="normal" fo:language="fr" fo:country="FR" fo:font-style="normal" style:text-underline-style="none" fo:font-weight="normal" style:font-name-asian="Georgia" style:font-size-asian="34pt" style:language-asian="fr" style:country-asian="FR" style:font-style-asian="normal" style:font-weight-asian="normal" style:font-name-complex="Georgia" style:font-size-complex="34pt" style:font-style-complex="normal" style:font-weight-complex="normal" style:text-scale="100%"/>
    </style:style>
    <style:style style:name="T2" style:family="text">
      <style:text-properties fo:font-variant="normal" fo:text-transform="none" fo:color="#70654d" style:text-line-through-style="none" style:text-position="0% 100%" style:font-name="Georgia" fo:font-size="34pt" fo:letter-spacing="normal" fo:font-style="normal" style:text-underline-style="none" fo:font-weight="normal" style:font-name-asian="Georgia" style:font-size-asian="34pt" style:font-style-asian="normal" style:font-weight-asian="normal" style:font-name-complex="Georgia" style:font-size-complex="34pt" style:font-style-complex="normal" style:font-weight-complex="normal" style:text-scale="100%"/>
    </style:style>
    <style:style style:name="T3" style:family="text">
      <style:text-properties fo:font-variant="normal" fo:text-transform="none" fo:color="#50442a" style:text-line-through-style="none" style:text-position="0% 100%" style:font-name="Georgia" fo:font-size="34pt" fo:letter-spacing="normal" fo:language="fr" fo:country="FR" fo:font-style="normal" style:text-underline-style="none" fo:font-weight="normal" style:font-name-asian="Georgia" style:font-size-asian="34pt" style:language-asian="fr" style:country-asian="FR" style:font-style-asian="normal" style:font-weight-asian="normal" style:font-name-complex="Georgia" style:font-size-complex="34pt" style:font-style-complex="normal" style:font-weight-complex="normal" style:text-scale="100%"/>
    </style:style>
    <style:style style:name="T4" style:family="text">
      <style:text-properties fo:font-variant="normal" fo:text-transform="none" fo:color="#50442a" style:text-line-through-style="none" style:text-position="0% 100%" style:font-name="Georgia" fo:font-size="34pt" fo:letter-spacing="normal" fo:language="la" fo:country="VA" fo:font-style="normal" style:text-underline-style="none" fo:font-weight="normal" style:font-name-asian="Georgia" style:font-size-asian="34pt" style:language-asian="la" style:country-asian="VA" style:font-style-asian="normal" style:font-weight-asian="normal" style:font-name-complex="Georgia" style:font-size-complex="34pt" style:font-style-complex="normal" style:font-weight-complex="normal" style:text-scale="100%"/>
    </style:style>
    <style:style style:name="T5" style:family="text">
      <style:text-properties fo:language="fr" fo:country="FR" style:language-asian="fr" style:country-asian="FR"/>
    </style:style>
    <style:style style:name="T6" style:family="text">
      <style:text-properties fo:language="la" fo:country="VA" style:language-asian="la" style:country-asian="VA"/>
    </style:style>
    <style:style style:name="T7" style:family="text">
      <style:text-properties fo:color="#50442a"/>
    </style:style>
    <style:style style:name="T8" style:family="text">
      <style:text-properties fo:color="#70654d"/>
    </style:style>
    <style:style style:name="T9" style:family="text">
      <style:text-properties fo:font-size="34pt" fo:letter-spacing="normal" fo:font-style="normal" style:font-size-asian="34pt" style:font-style-asian="normal" style:font-size-complex="34pt" style:font-style-complex="normal"/>
    </style:style>
    <style:style style:name="T10" style:family="text">
      <style:text-properties fo:font-size="34pt" style:font-size-asian="34pt" style:font-size-complex="34pt"/>
    </style:style>
    <style:style style:name="T11" style:family="text">
      <style:text-properties fo:font-size="37pt" fo:letter-spacing="-0.018cm" fo:font-style="italic" style:font-size-asian="37pt" style:font-style-asian="italic" style:font-size-complex="37pt" style:font-style-complex="italic"/>
    </style:style>
    <style:style style:name="T12" style:family="text">
      <style:text-properties fo:font-size="33pt" style:font-size-asian="33pt" style:font-size-complex="33pt"/>
    </style:style>
    <style:style style:name="T13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éorgiques, Chant IV</text:h>
      <text:p text:style-name="_3c_l_3e_"><text:span text:style-name="_3c_pb_3e_">[19]</text:span><text:span text:style-name="T5">Reconnois, lui dit-il, qu’il est un Ciel vengeur,</text:span></text:p>
      <text:p text:style-name="_3c_l_3e_">Et que ton crime affreux surpasse sa fureur.</text:p>
      <text:p text:style-name="_3c_l_3e_">C’est Orphée, ouï c’est lui dont l’ombre vengeresse</text:p>
      <text:p text:style-name="_3c_l_3e_">Attachée à tes pas, te poursuit et te presse,</text:p>
      <text:p text:style-name="_3c_l_3e_">C’est lui dont tu causas le déplorable sort,</text:p>
      <text:p text:style-name="_3c_l_3e_">Euridice fuyoit ton violent transport,</text:p>
      <text:p text:style-name="_3c_l_3e_">Lorsqu’un serpent caché sous la rive fleurie,</text:p>
      <text:p text:style-name="_3c_l_3e_">Dans le sein des amours la priva de la vie.</text:p>
      <text:p text:style-name="_3c_l_3e_">Mais dans leur châtiment les Dieux encor trop doux,</text:p>
      <text:p text:style-name="_3c_l_3e_">N’ont pas sur tes forfaits mesuré leur courroux.</text:p>
      <text:p text:style-name="P1">Euridice mourut, les Nymphes ses compagnes</text:p>
      <text:p text:style-name="_3c_l_3e_"><text:span text:style-name="_3c_pb_3e_"><text:span text:style-name="T5">[21]</text:span></text:span><text:span text:style-name="T5">Firent de leurs sanglots retentir les montagnes.</text:span></text:p>
      <text:p text:style-name="_3c_l_3e_"><text:span text:style-name="T6">Rhodope </text:span><text:span text:style-name="T5">en ses rochers fut ému de leurs cris </text:span><text:span text:style-name="T5">:</text:span></text:p>
      <text:p text:style-name="_3c_l_3e_"><text:span text:style-name="T5">Les </text:span><text:span text:style-name="T6">Thraces </text:span><text:span text:style-name="T5">inhumains parurent attendris.</text:span></text:p>
      <text:p text:style-name="_3c_l_3e_">Pangée en soupira : les sauvages contrées</text:p>
      <text:p text:style-name="_3c_l_3e_">Des Getes, et de l’Hébre en furent pénétrées.</text:p>
      <text:p text:style-name="_3c_l_3e_">Le froid climat de l’Ourse y mêla ses douleurs,</text:p>
      <text:p text:style-name="_3c_l_3e_">Et toute la nature en répandit des pleurs.</text:p>
      <text:p text:style-name="_3c_l_3e_">Le tendre souvenir d’une épouse ravie,</text:p>
      <text:p text:style-name="_3c_l_3e_">Dans ces déserts, Orphée, où tu traînois ta vie,</text:p>
      <text:p text:style-name="_3c_l_3e_">Des plus tristes accens t’inspirant le secours,</text:p>
      <text:p text:style-name="_3c_l_3e_">À ta Lyre faisoit soupirer tes amours :</text:p>
      <text:p text:style-name="_3c_l_3e_">Et soit que le soleil, précipité dans l’Onde,</text:p>
      <text:p text:style-name="_3c_l_3e_">Aux Astres de la nuit, laisse éclairer le monde,</text:p>
      <text:p text:style-name="_3c_l_3e_">Ou que de ses rayons la force et la clarté,</text:p>
      <text:p text:style-name="_3c_l_3e_">De la voûte des Cieux perce l’obscurité,</text:p>
      <text:p text:style-name="_3c_l_3e_">Dévoré des regrets qui causent son supplice,</text:p>
      <text:p text:style-name="_3c_l_3e_">Sans cesse cet époux pleure son Euridice.</text:p>
      <text:p text:style-name="_3c_l_3e_">Aux gouffres des enfers il dirige ses pas,</text:p>
      <text:p text:style-name="_3c_l_3e_">Affronte sans effroi l’empire du trépas,</text:p>
      <text:p text:style-name="_3c_l_3e_">Il ose pénétrer ces forêts ténébreuses,</text:p>
      <text:p text:style-name="_3c_l_3e_">Qu’une éternelle horreur rend encor plus affreuses.</text:p>
      <text:p text:style-name="_3c_l_3e_"><text:span text:style-name="T5">Il ose avec transport s’approcher de </text:span><text:span text:style-name="T6">Pluton</text:span><text:span text:style-name="T5">,</text:span></text:p>
      <text:p text:style-name="_3c_l_3e_">Dans son antre aborder la barbare Alecton.</text:p>
      <text:p text:style-name="_3c_l_3e_">À ses tendres chansons, de leurs demeures sombres,</text:p>
      <text:p text:style-name="P1"><text:soft-page-break/>À flots tumultueux on voit sortir les ombres,</text:p>
      <text:p text:style-name="_3c_l_3e_"><text:span text:style-name="T5">Accourir des enfers les pâles </text:span><text:span text:style-name="T6">habitans</text:span><text:span text:style-name="T5">,</text:span></text:p>
      <text:p text:style-name="_3c_l_3e_"><text:span text:style-name="T5">Dans le vuide et la nuit, s</text:span><text:span text:style-name="T5">imulacres </text:span><text:span text:style-name="T6">errans.</text:span></text:p>
      <text:p text:style-name="_3c_l_3e_">Ainsi, lorsque les vents déchaînés sur la terre</text:p>
      <text:p text:style-name="_3c_l_3e_">Confondent les éclairs, la grêle, et le tonnerre</text:p>
      <text:p text:style-name="_3c_l_3e_">Le peuple ailé des airs vole au fond des forêts,</text:p>
      <text:p text:style-name="_3c_l_3e_"><text:span text:style-name="_3c_pb_3e_"><text:span text:style-name="T5">[23]</text:span></text:span>En foule se cacher sous les arbres épais.</text:p>
      <text:p text:style-name="_3c_l_3e_">Des champs <text:span text:style-name="T13">É</text:span>lisiens les riantes prairies</text:p>
      <text:p text:style-name="_3c_l_3e_">Rassemblent à sa voix des épouses chéries,</text:p>
      <text:p text:style-name="_3c_l_3e_">Dont le cœur même encor fidéle à leur époux</text:p>
      <text:p text:style-name="_3c_l_3e_">Est ému de tendresse à des accens si doux.</text:p>
      <text:p text:style-name="_3c_l_3e_">On y voit accourir des Héros magnanimes,</text:p>
      <text:p text:style-name="_3c_l_3e_">De Bellone &amp; de Mars, généreuses victimes,</text:p>
      <text:p text:style-name="_3c_l_3e_">Des Princes moissonnés au printems de leurs jours,</text:p>
      <text:p text:style-name="_3c_l_3e_">De leurs peuples heureux la gloire et les amours.</text:p>
      <text:p text:style-name="_3c_l_3e_"><text:span text:style-name="T5">On voit près d’un bucher des </text:span><text:span text:style-name="T6">meres </text:span><text:span text:style-name="T5">éplorées,</text:span></text:p>
      <text:p text:style-name="_3c_l_3e_">Suivre dans le tombeau leurs filles adorées.</text:p>
      <text:p text:style-name="_3c_l_3e_">L’Onde noire du Styx, et ses marais bourbeux</text:p>
      <text:p text:style-name="_3c_l_3e_">Qui baignent ce séjour de leurs flots limoneux,</text:p>
      <text:p text:style-name="_3c_l_3e_">Y forment neuf remparts dont l’épaisse barriére</text:p>
      <text:p text:style-name="_3c_l_3e_">Sépare pour jamais la nuit de la lumiére.</text:p>
      <text:p text:style-name="_3c_l_3e_">À peine de sa lyre on entend les accords,</text:p>
      <text:p text:style-name="_3c_l_3e_"><text:span text:style-name="T5">Les </text:span><text:span text:style-name="T6">manes s</text:span><text:span text:style-name="T5">ont émus dans l’empire des morts.</text:span></text:p>
      <text:p text:style-name="_3c_l_3e_">Au milieu des serpents Thisiphone ravie</text:p>
      <text:p text:style-name="_3c_l_3e_">Sent naître la douceur au sein d’une furie.</text:p>
      <text:p text:style-name="_3c_l_3e_"><text:span text:style-name="T5">De </text:span><text:span text:style-name="T6">Cerbere </text:span><text:span text:style-name="T5">en fureur les triples heurlemens</text:span></text:p>
      <text:p text:style-name="_3c_l_3e_">Font place tout à coup à des ravissemens.</text:p>
      <text:p text:style-name="_3c_l_3e_"><text:span text:style-name="T6">Ixion s</text:span><text:span text:style-name="T5">oulagé sent sa rouë arrêtée ;</text:span></text:p>
      <text:p text:style-name="_3c_l_3e_">Le Vautour dévorant épargne Prométhée,</text:p>
      <text:p text:style-name="_3c_l_3e_">Et surpris de goûter un bien inattendu,</text:p>
      <text:p text:style-name="_3c_l_3e_">Sisiphe respira sur son roc suspendu.</text:p>
      <text:p text:style-name="_3c_l_3e_">Échappé des périls qui menaçoient sa tête,</text:p>
      <text:p text:style-name="_3c_l_3e_">Orphée en ramenant après lui sa conquête</text:p>
      <text:p text:style-name="_3c_l_3e_">Avoir fait le serment, au Roi de noir séjour,</text:p>
      <text:p text:style-name="_3c_l_3e_">De ne la regarder qu’à la clarté du jour.</text:p>
      <text:p text:style-name="_3c_l_3e_">Lorsqu’en proie aux transports du desir qui le presse,</text:p>
      <text:p text:style-name="_3c_l_3e_"><text:span text:style-name="_3c_pb_3e_"><text:span text:style-name="T5">[25]</text:span></text:span>Par un éxcès d’amour parjure à sa promesse,</text:p>
      <text:p text:style-name="_3c_l_3e_"><text:soft-page-break/>Il s’arrête, et tourné vers celle qui le fuit</text:p>
      <text:p text:style-name="_3c_l_3e_">Regarde en soupirant l’objet qui le séduit,</text:p>
      <text:p text:style-name="_3c_l_3e_">Faute aux yeux de l’amour pardonnable et lé­gère.</text:p>
      <text:p text:style-name="_3c_l_3e_">Mais est-il de pardon dans le cœur de Mégére ?</text:p>
      <text:p text:style-name="_3c_l_3e_">Dès ce moment hélas ! tout fut perdu pour toi ;</text:p>
      <text:p text:style-name="_3c_l_3e_"><text:span text:style-name="T5">De </text:span><text:span text:style-name="T6">Pluton </text:span><text:span text:style-name="T5">tu subis la rigoureuse Loi,</text:span></text:p>
      <text:p text:style-name="_3c_l_3e_">Ton amour, ta douleur, ton courage, ta peine,</text:p>
      <text:p text:style-name="_3c_l_3e_">Rien ne put de ce Dieu fléchir l’ame inhumaine.</text:p>
      <text:p text:style-name="_3c_l_3e_">Des enfers tout à coup la voute s’ébranla,</text:p>
      <text:p text:style-name="_3c_l_3e_">Et du Styx par trois fois la vague recula.</text:p>
      <text:p text:style-name="_3c_l_3e_">Je te perds, cher Orphée, ah ! s’écrie Euridice,</text:p>
      <text:p text:style-name="_3c_l_3e_">Le Ténare sous moi r’ouvre son précipice.</text:p>
      <text:p text:style-name="_3c_l_3e_">Pour te suivre, je fais d’inutiles efforts.</text:p>
      <text:p text:style-name="_3c_l_3e_">Le barbare destin me rend aux sombres bords.</text:p>
      <text:p text:style-name="_3c_l_3e_">Non : je n’espére plus de revoir la lumiére.</text:p>
      <text:p text:style-name="_3c_l_3e_">Le sommeil du trépas vient fermer ma paupiére.</text:p>
      <text:p text:style-name="_3c_l_3e_">Pour te rejoindre hélas ! mes bras sont superflus :</text:p>
      <text:p text:style-name="_3c_l_3e_">Cher Orphée, on m’entraîne ; adieu : je ne suis plus.</text:p>
      <text:p text:style-name="_3c_l_3e_">Elle dit, et soudain rendue à la nuit sombre,</text:p>
      <text:p text:style-name="_3c_l_3e_">Aux yeux de son époux disparoît comme l’ombre</text:p>
      <text:p text:style-name="_3c_l_3e_">Orphée en vain la suit, et prêt à reculer,</text:p>
      <text:p text:style-name="_3c_l_3e_">Du séjour des mortels il voudroit s’éxiler.</text:p>
      <text:p text:style-name="_3c_l_3e_">Il ne voit déja plus cette épouse chérie ;</text:p>
      <text:p text:style-name="_3c_l_3e_">Quel coup de foudre, ô Ciel ! pour son ame atten­drie ?</text:p>
      <text:p text:style-name="_3c_l_3e_">Pour la rejoindre en vain il implore Caron,</text:p>
      <text:p text:style-name="_3c_l_3e_"><text:span text:style-name="T5">Barbare Nautonier de l’avare </text:span><text:span text:style-name="T6">Acheron.</text:span></text:p>
      <text:p text:style-name="_3c_l_3e_"><text:bookmark-start text:name="bookmark0"/>Que pourroit-il du Ciel attendre de propice,</text:p>
      <text:p text:style-name="_3c_l_3e_">Lorsque deux fois le sort lui ravit Euridice ?<text:bookmark-end text:name="bookmark0"/></text:p>
      <text:p text:style-name="_3c_l_3e_"><text:span text:style-name="_3c_pb_3e_"><text:span text:style-name="T5">[27]</text:span></text:span>Quel secours espérer de ses accents nouveaux ?</text:p>
      <text:p text:style-name="_3c_l_3e_">L’inéxorable Dieu des infernales eaux</text:p>
      <text:p text:style-name="_3c_l_3e_">Ouvre-t-il son oreille au plus tendre langage ?</text:p>
      <text:p text:style-name="_3c_l_3e_">La pitié n’entre point au séjour de la rage.</text:p>
      <text:p text:style-name="_3c_l_3e_">Mais livrée au nocher sur sa barque accouru,</text:p>
      <text:p text:style-name="_3c_l_3e_">Euridice a ses yeux a déjà disparu.</text:p>
      <text:p text:style-name="_3c_l_3e_">L’ame de déséspoir nuit et jour agitée,</text:p>
      <text:p text:style-name="_3c_l_3e_"><text:span text:style-name="T5">Du </text:span><text:span text:style-name="T6">Strymon </text:span><text:span text:style-name="T5">parcourant la rive inhabitée,</text:span></text:p>
      <text:p text:style-name="_3c_l_3e_">Il y fait retentir les antres de ses pleurs,</text:p>
      <text:p text:style-name="_3c_l_3e_"><text:soft-page-break/>Et sept mois aux échos repeter ses malheurs.</text:p>
      <text:p text:style-name="_3c_l_3e_">Des Tigres et des Ours sa voix mélodieuse</text:p>
      <text:p text:style-name="_3c_l_3e_">Adoucit, et suspend la rage furieuse.</text:p>
      <text:p text:style-name="_3c_l_3e_">Les Chênes attentifs paroissent l’écouter,</text:p>
      <text:p text:style-name="_3c_l_3e_">Et déjà leurs rameaux cessent de s’agiter.</text:p>
      <text:p text:style-name="_3c_l_3e_">Ainsi, lorsqu’un barbare arrache à Philoméle</text:p>
      <text:p text:style-name="_3c_l_3e_">Le fruit de ses amours élevé sous son aîle.</text:p>
      <text:p text:style-name="_3c_l_3e_">Cette mere plaintive en gémit, et ses sons</text:p>
      <text:p text:style-name="_3c_l_3e_">Exhalent sa douleur par de tristes chansons.</text:p>
      <text:p text:style-name="_3c_l_3e_">De sa touchante voix tout reconnoît l’empire.</text:p>
      <text:p text:style-name="_3c_l_3e_">Jusques dans ses rochers la nature en soupire,</text:p>
      <text:p text:style-name="_3c_l_3e_">Et la nuit ses accens, répandus dans les airs,</text:p>
      <text:p text:style-name="_3c_l_3e_">Suspendent le silence, et l’horreur des déserts.</text:p>
      <text:p text:style-name="_3c_l_3e_">Depuis ce jour fatal, l’amour par tous ses charmes</text:p>
      <text:p text:style-name="_3c_l_3e_">Ne peut du cœur d’Orphée appaiser les allarmes.</text:p>
      <text:p text:style-name="_3c_l_3e_">Solitaire, au milieu des plus rudes climats,</text:p>
      <text:p text:style-name="_3c_l_3e_">Au bord du Tanaïs précipitant ses pas,</text:p>
      <text:p text:style-name="_3c_l_3e_">Vagabond, il parcourt les monts de la Scithie,</text:p>
      <text:p text:style-name="_3c_l_3e_">Et les climats glacés de l’époux d’Orithie.</text:p>
      <text:p text:style-name="_3c_l_3e_">Dans ces sauvages lieux, des humains éloigné,</text:p>
      <text:p text:style-name="_3c_l_3e_">Le cœur gros de soupirs, de ses larmes baigné,</text:p>
      <text:p text:style-name="_3c_l_3e_">Il déploroit le sort de la plus tendre épouse,</text:p>
      <text:p text:style-name="_3c_l_3e_">Et du Dieu des enfers la vengeance jalouse.</text:p>
      <text:p text:style-name="_3c_l_3e_"><text:span text:style-name="T5">Cependant sa froideur, qui se joint au mépris,</text:span></text:p>
      <text:p text:style-name="_3c_l_3e_"><text:span text:style-name="_3c_pb_3e_"><text:span text:style-name="T5">[29]</text:span></text:span><text:span text:style-name="T5">Des femmes de la </text:span><text:span text:style-name="T6">Thrace </text:span><text:span text:style-name="T5">irritant les esprits ;</text:span></text:p>
      <text:p text:style-name="_3c_l_3e_">Dans ces jours consacrés aux mystiques yvresses ;</text:p>
      <text:p text:style-name="_3c_l_3e_"><text:span text:style-name="T5">Contre lui de </text:span><text:span text:style-name="T6">Bacchus s</text:span><text:span text:style-name="T5">ouléve les Prêtresses,</text:span></text:p>
      <text:p text:style-name="_3c_l_3e_">Qui s’armant tout à coup du Thyrse redouté,</text:p>
      <text:p text:style-name="_3c_l_3e_">Les yeux en feu, le cœur par la rage excité,</text:p>
      <text:p text:style-name="_3c_l_3e_">Déchirent en lambeaux son corps qu’elles dispersent,</text:p>
      <text:p text:style-name="_3c_l_3e_">Les champs sont humectés du beau sang qu’elles versent ;</text:p>
      <text:p text:style-name="_3c_l_3e_">De sa tête arrachée on entend les sanglots,</text:p>
      <text:p text:style-name="_3c_l_3e_">Et l’Hébre ensanglanté la roule avec ses flots :</text:p>
      <text:p text:style-name="_3c_l_3e_">On entend murmurer à sa langue expirante</text:p>
      <text:p text:style-name="_3c_l_3e_">Les douloureux accens d’une plainte mourante ;</text:p>
      <text:p text:style-name="_3c_l_3e_">Répéter tendrement ce nom, cher à l’amour,</text:p>
      <text:p text:style-name="_3c_l_3e_">Euridice… l’écho le répéte à son tour.</text:p>
      <text:p text:style-name="_3c_l_3e_"><text:soft-page-break/>Il semble à ses regrets que Thétis s’attendrisse,</text:p>
      <text:p text:style-name="_3c_l_3e_">Et son rivage au loin rend le nom d’Euridice.</text:p>
      <text:p text:style-name="_3c_l_3e_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" svg:font-family="'DejaVu Sans Condensed'"/>
    <style:font-face style:name="Georgia" svg:font-family="Georg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style:paragraph-properties fo:margin-left="0cm" fo:margin-right="0cm" fo:text-indent="-3.669cm" style:auto-text-indent="false" style:page-number="auto" fo:background-color="#ffffff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size="12pt" fo:letter-spacing="normal" fo:language="fr" fo:country="FR" style:font-name-asian="DejaVu Sans Condensed" style:font-size-asian="12pt" style:language-asian="fr" style:country-asian="FR" style:font-name-complex="DejaVu Sans Condensed" style:font-size-complex="12pt" style:language-complex="fr" style:country-complex="FR" style:text-scale="100%"/>
    </style:style>
    <style:style style:name="CharStyle4" style:family="text" style:parent-style-name="DefaultFontStyle"/>
    <style:style style:name="Default_20_Paragraph_20_Font" style:display-name="Default Paragraph Font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19-12-30T13:15:09.94</dc:date>
    <dc:creator>Karolina Suchecka</dc:creator>
    <meta:editing-duration>PT13H44S</meta:editing-duration>
    <meta:editing-cycles>13</meta:editing-cycles>
    <meta:generator>OpenOffice/4.1.6$Win32 OpenOffice.org_project/416m1$Build-9790</meta:generator>
    <meta:document-statistic meta:table-count="0" meta:image-count="0" meta:object-count="0" meta:page-count="5" meta:paragraph-count="149" meta:word-count="1162" meta:character-count="6563"/>
  </office:meta>
</office:document-meta>
</file>